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7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619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0.563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15cm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xml:id="id1" draw:id="id1">
          <draw:g>
            <draw:polygon draw:style-name="gr1" draw:text-style-name="P1" draw:layer="layout" svg:width="1.5cm" svg:height="0.9cm" svg:x="2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2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2.525cm" svg:y="1.91cm">
            <draw:text-box>
              <text:p text:style-name="P3"><text:span text:style-name="T1">A</text:span></text:p>
            </draw:text-box>
          </draw:frame>
        </draw:g>
        <draw:g xml:id="id2" draw:id="id2">
          <draw:g>
            <draw:polygon draw:style-name="gr1" draw:text-style-name="P1" draw:layer="layout" svg:width="1.5cm" svg:height="0.9cm" svg:x="4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4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4.525cm" svg:y="1.91cm">
            <draw:text-box>
              <text:p text:style-name="P3"><text:span text:style-name="T1">B</text:span></text:p>
            </draw:text-box>
          </draw:frame>
        </draw:g>
        <draw:g xml:id="id3" draw:id="id3">
          <draw:g>
            <draw:polygon draw:style-name="gr1" draw:text-style-name="P1" draw:layer="layout" svg:width="1.5cm" svg:height="0.9cm" svg:x="6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6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6.525cm" svg:y="1.91cm">
            <draw:text-box>
              <text:p text:style-name="P3"><text:span text:style-name="T1">C</text:span></text:p>
            </draw:text-box>
          </draw:frame>
        </draw:g>
        <draw:g xml:id="id4" draw:id="id4">
          <draw:g>
            <draw:polygon draw:style-name="gr1" draw:text-style-name="P1" draw:layer="layout" svg:width="1.5cm" svg:height="0.9cm" svg:x="8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8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8.525cm" svg:y="1.91cm">
            <draw:text-box>
              <text:p text:style-name="P3"><text:span text:style-name="T1">D</text:span></text:p>
            </draw:text-box>
          </draw:frame>
        </draw:g>
        <draw:g xml:id="id5" draw:id="id5">
          <draw:g>
            <draw:polygon draw:style-name="gr1" draw:text-style-name="P1" draw:layer="layout" svg:width="1.5cm" svg:height="0.9cm" svg:x="10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10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10.525cm" svg:y="1.91cm">
            <draw:text-box>
              <text:p text:style-name="P3"><text:span text:style-name="T1">E</text:span></text:p>
            </draw:text-box>
          </draw:frame>
        </draw:g>
        <draw:g xml:id="id6" draw:id="id6">
          <draw:g>
            <draw:polygon draw:style-name="gr1" draw:text-style-name="P1" draw:layer="layout" svg:width="1.5cm" svg:height="0.9cm" svg:x="12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12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12.525cm" svg:y="1.91cm">
            <draw:text-box>
              <text:p text:style-name="P3"><text:span text:style-name="T1">F</text:span></text:p>
            </draw:text-box>
          </draw:frame>
        </draw:g>
        <draw:g xml:id="id7" draw:id="id7">
          <draw:g>
            <draw:polygon draw:style-name="gr1" draw:text-style-name="P1" draw:layer="layout" svg:width="1.5cm" svg:height="0.9cm" svg:x="14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14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14.525cm" svg:y="1.91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cm" svg:height="0.9cm" svg:x="16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16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16.525cm" svg:y="1.91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cm" svg:height="0.9cm" svg:x="18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18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18.525cm" svg:y="1.91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cm" svg:height="0.9cm" svg:x="20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20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20.525cm" svg:y="1.91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cm" svg:height="0.9cm" svg:x="22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22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22.525cm" svg:y="1.91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cm" svg:height="0.9cm" svg:x="24.525cm" svg:y="1.91cm" svg:viewBox="0 0 1501 901" draw:points="0,901 1501,901 1501,0 0,0">
              <text:p/>
            </draw:polygon>
            <draw:polygon draw:style-name="gr2" draw:text-style-name="P2" draw:layer="layout" svg:width="1.5cm" svg:height="0.9cm" svg:x="24.525cm" svg:y="1.91cm" svg:viewBox="0 0 1501 901" draw:points="0,901 1501,901 1501,0 0,0">
              <text:p/>
            </draw:polygon>
          </draw:g>
          <draw:frame draw:style-name="gr3" draw:text-style-name="P2" draw:layer="layout" svg:width="1.5cm" svg:height="0.9cm" svg:x="24.525cm" svg:y="1.91cm">
            <draw:text-box>
              <text:p text:style-name="P3"><text:span text:style-name="T1">L</text:span></text:p>
            </draw:text-box>
          </draw:frame>
        </draw:g>
        <draw:g xml:id="id8" draw:id="id8">
          <draw:g>
            <draw:polygon draw:style-name="gr1" draw:text-style-name="P1" draw:layer="layout" svg:width="1.497cm" svg:height="0.761cm" svg:x="2.413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2.413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2.413cm" svg:y="5.842cm">
            <draw:text-box>
              <text:p text:style-name="P3"><text:span text:style-name="T1">A</text:span></text:p>
            </draw:text-box>
          </draw:frame>
        </draw:g>
        <draw:g xml:id="id9" draw:id="id9">
          <draw:g>
            <draw:polygon draw:style-name="gr1" draw:text-style-name="P1" draw:layer="layout" svg:width="1.497cm" svg:height="0.761cm" svg:x="4.409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4.409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4.409cm" svg:y="5.842cm">
            <draw:text-box>
              <text:p text:style-name="P3"><text:span text:style-name="T1">B</text:span></text:p>
            </draw:text-box>
          </draw:frame>
        </draw:g>
        <draw:g xml:id="id10" draw:id="id10">
          <draw:g>
            <draw:polygon draw:style-name="gr1" draw:text-style-name="P1" draw:layer="layout" svg:width="1.497cm" svg:height="0.761cm" svg:x="6.405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6.405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6.405cm" svg:y="5.842cm">
            <draw:text-box>
              <text:p text:style-name="P3"><text:span text:style-name="T1">C</text:span></text:p>
            </draw:text-box>
          </draw:frame>
        </draw:g>
        <draw:g xml:id="id11" draw:id="id11">
          <draw:g>
            <draw:polygon draw:style-name="gr1" draw:text-style-name="P1" draw:layer="layout" svg:width="1.497cm" svg:height="0.761cm" svg:x="8.402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8.402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8.402cm" svg:y="5.842cm">
            <draw:text-box>
              <text:p text:style-name="P3"><text:span text:style-name="T1">D</text:span></text:p>
            </draw:text-box>
          </draw:frame>
        </draw:g>
        <draw:g xml:id="id12" draw:id="id12">
          <draw:g>
            <draw:polygon draw:style-name="gr1" draw:text-style-name="P1" draw:layer="layout" svg:width="1.497cm" svg:height="0.761cm" svg:x="10.398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10.398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10.398cm" svg:y="5.842cm">
            <draw:text-box>
              <text:p text:style-name="P3"><text:span text:style-name="T1">E</text:span></text:p>
            </draw:text-box>
          </draw:frame>
        </draw:g>
        <draw:g xml:id="id13" draw:id="id13">
          <draw:g>
            <draw:polygon draw:style-name="gr1" draw:text-style-name="P1" draw:layer="layout" svg:width="1.497cm" svg:height="0.761cm" svg:x="12.394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12.394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12.394cm" svg:y="5.842cm">
            <draw:text-box>
              <text:p text:style-name="P3"><text:span text:style-name="T1">F</text:span></text:p>
            </draw:text-box>
          </draw:frame>
        </draw:g>
        <draw:g xml:id="id14" draw:id="id14">
          <draw:g>
            <draw:polygon draw:style-name="gr1" draw:text-style-name="P1" draw:layer="layout" svg:width="1.497cm" svg:height="0.761cm" svg:x="14.39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14.39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14.39cm" svg:y="5.842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497cm" svg:height="0.761cm" svg:x="16.386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16.386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16.386cm" svg:y="5.842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497cm" svg:height="0.761cm" svg:x="18.382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18.382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18.382cm" svg:y="5.842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497cm" svg:height="0.761cm" svg:x="20.379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20.379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20.379cm" svg:y="5.842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497cm" svg:height="0.761cm" svg:x="22.375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22.375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22.375cm" svg:y="5.842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497cm" svg:height="0.761cm" svg:x="24.371cm" svg:y="5.842cm" svg:viewBox="0 0 1498 762" draw:points="0,762 1498,762 1498,0 0,0">
              <text:p/>
            </draw:polygon>
            <draw:polygon draw:style-name="gr2" draw:text-style-name="P2" draw:layer="layout" svg:width="1.497cm" svg:height="0.761cm" svg:x="24.371cm" svg:y="5.842cm" svg:viewBox="0 0 1498 762" draw:points="0,762 1498,762 1498,0 0,0">
              <text:p/>
            </draw:polygon>
          </draw:g>
          <draw:frame draw:style-name="gr4" draw:text-style-name="P4" draw:layer="layout" svg:width="1.497cm" svg:height="0.761cm" svg:x="24.371cm" svg:y="5.842cm">
            <draw:text-box>
              <text:p text:style-name="P3"><text:span text:style-name="T1">L</text:span></text:p>
            </draw:text-box>
          </draw:frame>
        </draw:g>
        <draw:g xml:id="id15" draw:id="id15">
          <draw:g>
            <draw:polygon draw:style-name="gr1" draw:text-style-name="P1" draw:layer="layout" svg:width="1.501cm" svg:height="0.705cm" svg:x="2.398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2.398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.398cm" svg:y="9.398cm">
            <draw:text-box>
              <text:p text:style-name="P3"><text:span text:style-name="T1">A</text:span></text:p>
            </draw:text-box>
          </draw:frame>
        </draw:g>
        <draw:g xml:id="id19" draw:id="id19">
          <draw:g>
            <draw:polygon draw:style-name="gr1" draw:text-style-name="P1" draw:layer="layout" svg:width="1.501cm" svg:height="0.705cm" svg:x="4.399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4.399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4.399cm" svg:y="9.398cm">
            <draw:text-box>
              <text:p text:style-name="P3"><text:span text:style-name="T1">B</text:span></text:p>
            </draw:text-box>
          </draw:frame>
        </draw:g>
        <draw:g>
          <draw:g>
            <draw:polygon draw:style-name="gr1" draw:text-style-name="P1" draw:layer="layout" svg:width="1.501cm" svg:height="0.705cm" svg:x="6.4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6.4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6.4cm" svg:y="9.398cm">
            <draw:text-box>
              <text:p text:style-name="P3"><text:span text:style-name="T1">C</text:span></text:p>
            </draw:text-box>
          </draw:frame>
        </draw:g>
        <draw:g xml:id="id20" draw:id="id20">
          <draw:g>
            <draw:polygon draw:style-name="gr1" draw:text-style-name="P1" draw:layer="layout" svg:width="1.501cm" svg:height="0.705cm" svg:x="8.4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8.4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8.4cm" svg:y="9.398cm">
            <draw:text-box>
              <text:p text:style-name="P3"><text:span text:style-name="T1">D</text:span></text:p>
            </draw:text-box>
          </draw:frame>
        </draw:g>
        <draw:g xml:id="id16" draw:id="id16">
          <draw:g>
            <draw:polygon draw:style-name="gr1" draw:text-style-name="P1" draw:layer="layout" svg:width="1.501cm" svg:height="0.705cm" svg:x="10.401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10.401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0.401cm" svg:y="9.398cm">
            <draw:text-box>
              <text:p text:style-name="P3"><text:span text:style-name="T1">E</text:span></text:p>
            </draw:text-box>
          </draw:frame>
        </draw:g>
        <draw:g xml:id="id17" draw:id="id17">
          <draw:g>
            <draw:polygon draw:style-name="gr1" draw:text-style-name="P1" draw:layer="layout" svg:width="1.501cm" svg:height="0.705cm" svg:x="12.402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12.402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2.402cm" svg:y="9.398cm">
            <draw:text-box>
              <text:p text:style-name="P3"><text:span text:style-name="T1">F</text:span></text:p>
            </draw:text-box>
          </draw:frame>
        </draw:g>
        <draw:g xml:id="id18" draw:id="id18">
          <draw:g>
            <draw:polygon draw:style-name="gr1" draw:text-style-name="P1" draw:layer="layout" svg:width="1.501cm" svg:height="0.705cm" svg:x="14.403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14.403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4.403cm" svg:y="9.398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01cm" svg:height="0.705cm" svg:x="16.403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16.403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6.403cm" svg:y="9.398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01cm" svg:height="0.705cm" svg:x="18.404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18.404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8.404cm" svg:y="9.398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01cm" svg:height="0.705cm" svg:x="20.405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20.405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0.405cm" svg:y="9.398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01cm" svg:height="0.705cm" svg:x="22.406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22.406cm" svg:y="9.398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2.406cm" svg:y="9.398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01cm" svg:height="0.705cm" svg:x="24.406cm" svg:y="9.398cm" svg:viewBox="0 0 1502 706" draw:points="0,706 1502,706 1502,0 0,0">
              <text:p/>
            </draw:polygon>
            <draw:polygon draw:style-name="gr2" draw:text-style-name="P2" draw:layer="layout" svg:width="1.501cm" svg:height="0.705cm" svg:x="24.406cm" svg:y="9.398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4.406cm" svg:y="9.398cm">
            <draw:text-box>
              <text:p text:style-name="P3"><text:span text:style-name="T1">L</text:span></text:p>
            </draw:text-box>
          </draw:frame>
        </draw:g>
        <draw:frame draw:style-name="gr6" draw:text-style-name="P5" draw:layer="layout" svg:width="0.635cm" svg:height="1.187cm" svg:x="4.089cm" svg:y="0.772cm">
          <draw:text-box>
            <text:p/>
          </draw:text-box>
        </draw:frame>
        <draw:frame draw:style-name="gr7" draw:text-style-name="P5" draw:layer="layout" svg:width="0.502cm" svg:height="1.187cm" svg:x="4.216cm" svg:y="0.772cm">
          <draw:text-box>
            <text:p/>
          </draw:text-box>
        </draw:frame>
        <draw:connector draw:style-name="gr8" draw:text-style-name="P6" draw:layer="layout" svg:x1="3.275cm" svg:y1="2.811cm" svg:x2="5.275cm" svg:y2="2.811cm" draw:start-shape="id1" draw:start-glue-point="2" draw:end-shape="id2" draw:end-glue-point="2" svg:d="M3275 2811v551h2000v-551" svg:viewBox="0 0 2001 552">
          <text:p/>
        </draw:connector>
        <draw:connector draw:style-name="gr8" draw:text-style-name="P6" draw:layer="layout" draw:line-skew="0.321cm" svg:x1="3.275cm" svg:y1="2.811cm" svg:x2="7.275cm" svg:y2="2.811cm" draw:start-shape="id1" draw:start-glue-point="2" draw:end-shape="id3" draw:end-glue-point="2" svg:d="M3275 2811v872h4000v-872" svg:viewBox="0 0 4001 873">
          <text:p/>
        </draw:connector>
        <draw:connector draw:style-name="gr8" draw:text-style-name="P6" draw:layer="layout" draw:line-skew="0.575cm" svg:x1="3.275cm" svg:y1="2.811cm" svg:x2="9.275cm" svg:y2="2.811cm" draw:start-shape="id1" draw:start-glue-point="2" draw:end-shape="id4" draw:end-glue-point="2" svg:d="M3275 2811v1126h6000v-1126" svg:viewBox="0 0 6001 1127">
          <text:p/>
        </draw:connector>
        <draw:connector draw:style-name="gr8" draw:text-style-name="P6" draw:layer="layout" draw:line-skew="0.829cm" svg:x1="3.275cm" svg:y1="2.811cm" svg:x2="11.275cm" svg:y2="2.811cm" draw:start-shape="id1" draw:start-glue-point="2" draw:end-shape="id5" draw:end-glue-point="2" svg:d="M3275 2811v1380h8000v-1380" svg:viewBox="0 0 8001 1381">
          <text:p/>
        </draw:connector>
        <draw:connector draw:style-name="gr8" draw:text-style-name="P6" draw:layer="layout" draw:line-skew="1.083cm" svg:x1="3.275cm" svg:y1="2.811cm" svg:x2="13.275cm" svg:y2="2.811cm" draw:start-shape="id1" draw:start-glue-point="2" draw:end-shape="id6" svg:d="M3275 2811v1634h10000v-1634" svg:viewBox="0 0 10001 1635">
          <text:p/>
        </draw:connector>
        <draw:connector draw:style-name="gr8" draw:text-style-name="P6" draw:layer="layout" draw:line-skew="1.464cm" svg:x1="3.275cm" svg:y1="2.811cm" svg:x2="15.275cm" svg:y2="2.811cm" draw:start-shape="id1" draw:start-glue-point="2" draw:end-shape="id7" draw:end-glue-point="2" svg:d="M3275 2811v2015h12000v-2015" svg:viewBox="0 0 12001 2016">
          <text:p/>
        </draw:connector>
        <draw:connector draw:style-name="gr8" draw:text-style-name="P6" draw:layer="layout" svg:x1="3.162cm" svg:y1="6.604cm" svg:x2="5.158cm" svg:y2="6.604cm" draw:start-shape="id8" draw:start-glue-point="2" draw:end-shape="id9" draw:end-glue-point="2" svg:d="M3162 6604v551h1996v-551" svg:viewBox="0 0 1997 552">
          <text:p/>
        </draw:connector>
        <draw:connector draw:style-name="gr8" draw:text-style-name="P6" draw:layer="layout" svg:x1="3.162cm" svg:y1="6.604cm" svg:x2="7.154cm" svg:y2="6.604cm" draw:start-shape="id8" draw:start-glue-point="2" draw:end-shape="id10" draw:end-glue-point="2" svg:d="M3162 6604v551h3992v-551" svg:viewBox="0 0 3993 552">
          <text:p/>
        </draw:connector>
        <draw:connector draw:style-name="gr8" draw:text-style-name="P6" draw:layer="layout" draw:line-skew="0.338cm" svg:x1="3.162cm" svg:y1="6.604cm" svg:x2="9.151cm" svg:y2="6.604cm" draw:start-shape="id8" draw:start-glue-point="2" draw:end-shape="id11" draw:end-glue-point="2" svg:d="M3162 6604v889h5989v-889" svg:viewBox="0 0 5990 890">
          <text:p/>
        </draw:connector>
        <draw:connector draw:style-name="gr8" draw:text-style-name="P6" draw:layer="layout" draw:line-skew="0.719cm" svg:x1="3.162cm" svg:y1="6.604cm" svg:x2="11.147cm" svg:y2="6.604cm" draw:start-shape="id8" draw:start-glue-point="2" draw:end-shape="id12" draw:end-glue-point="2" svg:d="M3162 6604v1270h7985v-1270" svg:viewBox="0 0 7986 1271">
          <text:p/>
        </draw:connector>
        <draw:connector draw:style-name="gr8" draw:text-style-name="P6" draw:layer="layout" draw:line-skew="1.1cm" svg:x1="3.162cm" svg:y1="6.604cm" svg:x2="13.143cm" svg:y2="6.604cm" draw:start-shape="id8" draw:start-glue-point="2" draw:end-shape="id13" draw:end-glue-point="2" svg:d="M3162 6604v1651h9981v-1651" svg:viewBox="0 0 9982 1652">
          <text:p/>
        </draw:connector>
        <draw:connector draw:style-name="gr8" draw:text-style-name="P6" draw:layer="layout" draw:line-skew="1.481cm" svg:x1="3.162cm" svg:y1="6.604cm" svg:x2="15.139cm" svg:y2="6.604cm" draw:start-shape="id8" draw:start-glue-point="2" draw:end-shape="id14" draw:end-glue-point="2" svg:d="M3162 6604v2032h11977v-2032" svg:viewBox="0 0 11978 2033">
          <text:p/>
        </draw:connector>
        <draw:connector draw:style-name="gr8" draw:text-style-name="P6" draw:layer="layout" draw:line-skew="0.013cm" svg:x1="3.149cm" svg:y1="10.104cm" svg:x2="11.152cm" svg:y2="10.104cm" draw:start-shape="id15" draw:start-glue-point="2" draw:end-shape="id16" draw:end-glue-point="2" svg:d="M3149 10104v564h8003v-564" svg:viewBox="0 0 8004 565">
          <text:p/>
        </draw:connector>
        <draw:connector draw:style-name="gr8" draw:text-style-name="P6" draw:layer="layout" draw:line-skew="0.267cm" svg:x1="3.149cm" svg:y1="10.104cm" svg:x2="13.153cm" svg:y2="10.104cm" draw:start-shape="id15" draw:start-glue-point="2" draw:end-shape="id17" draw:end-glue-point="2" svg:d="M3149 10104v818h10004v-818" svg:viewBox="0 0 10005 819">
          <text:p/>
        </draw:connector>
        <draw:connector draw:style-name="gr8" draw:text-style-name="P6" draw:layer="layout" draw:line-skew="0.521cm" svg:x1="3.149cm" svg:y1="10.104cm" svg:x2="15.154cm" svg:y2="10.104cm" draw:start-shape="id15" draw:start-glue-point="2" draw:end-shape="id18" draw:end-glue-point="2" svg:d="M3149 10104v1072h12005v-1072" svg:viewBox="0 0 12006 1073">
          <text:p/>
        </draw:connector>
        <draw:connector draw:style-name="gr8" draw:text-style-name="P6" draw:layer="layout" svg:x1="3.149cm" svg:y1="10.104cm" svg:x2="5.15cm" svg:y2="10.104cm" draw:start-shape="id15" draw:start-glue-point="2" draw:end-shape="id19" draw:end-glue-point="2" svg:d="M3149 10104v551h2001v-551" svg:viewBox="0 0 2002 552">
          <text:p/>
        </draw:connector>
        <draw:connector draw:style-name="gr8" draw:text-style-name="P6" draw:layer="layout" svg:x1="3.149cm" svg:y1="10.104cm" svg:x2="9.151cm" svg:y2="10.104cm" draw:start-shape="id15" draw:start-glue-point="2" draw:end-shape="id20" draw:end-glue-point="2" svg:d="M3149 10104v551h6002v-551" svg:viewBox="0 0 6003 552">
          <text:p/>
        </draw:connector>
        <draw:g xml:id="id21" draw:id="id21">
          <draw:g>
            <draw:polygon draw:style-name="gr1" draw:text-style-name="P1" draw:layer="layout" svg:width="1.501cm" svg:height="0.705cm" svg:x="2.398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2.398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.398cm" svg:y="11.811cm">
            <draw:text-box>
              <text:p text:style-name="P3"><text:span text:style-name="T1">A</text:span></text:p>
            </draw:text-box>
          </draw:frame>
        </draw:g>
        <draw:g xml:id="id22" draw:id="id22">
          <draw:g>
            <draw:polygon draw:style-name="gr1" draw:text-style-name="P1" draw:layer="layout" svg:width="1.501cm" svg:height="0.705cm" svg:x="4.399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4.399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4.399cm" svg:y="11.811cm">
            <draw:text-box>
              <text:p text:style-name="P3"><text:span text:style-name="T1">B</text:span></text:p>
            </draw:text-box>
          </draw:frame>
        </draw:g>
        <draw:g>
          <draw:g>
            <draw:polygon draw:style-name="gr1" draw:text-style-name="P1" draw:layer="layout" svg:width="1.501cm" svg:height="0.705cm" svg:x="6.4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6.4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6.4cm" svg:y="11.811cm">
            <draw:text-box>
              <text:p text:style-name="P3"><text:span text:style-name="T1">C</text:span></text:p>
            </draw:text-box>
          </draw:frame>
        </draw:g>
        <draw:g xml:id="id23" draw:id="id23">
          <draw:g>
            <draw:polygon draw:style-name="gr1" draw:text-style-name="P1" draw:layer="layout" svg:width="1.501cm" svg:height="0.705cm" svg:x="8.4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8.4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8.4cm" svg:y="11.811cm">
            <draw:text-box>
              <text:p text:style-name="P3"><text:span text:style-name="T1">D</text:span></text:p>
            </draw:text-box>
          </draw:frame>
        </draw:g>
        <draw:g>
          <draw:g>
            <draw:polygon draw:style-name="gr1" draw:text-style-name="P1" draw:layer="layout" svg:width="1.501cm" svg:height="0.705cm" svg:x="10.401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10.401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0.401cm" svg:y="11.811cm">
            <draw:text-box>
              <text:p text:style-name="P3"><text:span text:style-name="T1">E</text:span></text:p>
            </draw:text-box>
          </draw:frame>
        </draw:g>
        <draw:g xml:id="id24" draw:id="id24">
          <draw:g>
            <draw:polygon draw:style-name="gr1" draw:text-style-name="P1" draw:layer="layout" svg:width="1.501cm" svg:height="0.705cm" svg:x="12.402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12.402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2.402cm" svg:y="11.811cm">
            <draw:text-box>
              <text:p text:style-name="P3"><text:span text:style-name="T1">F</text:span></text:p>
            </draw:text-box>
          </draw:frame>
        </draw:g>
        <draw:g xml:id="id25" draw:id="id25">
          <draw:g>
            <draw:polygon draw:style-name="gr1" draw:text-style-name="P1" draw:layer="layout" svg:width="1.501cm" svg:height="0.705cm" svg:x="14.403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14.403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4.403cm" svg:y="11.811cm">
            <draw:text-box>
              <text:p text:style-name="P3"><text:span text:style-name="T1">G</text:span></text:p>
            </draw:text-box>
          </draw:frame>
        </draw:g>
        <draw:g xml:id="id26" draw:id="id26">
          <draw:g>
            <draw:polygon draw:style-name="gr1" draw:text-style-name="P1" draw:layer="layout" svg:width="1.501cm" svg:height="0.705cm" svg:x="16.403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16.403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6.403cm" svg:y="11.811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01cm" svg:height="0.705cm" svg:x="18.404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18.404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8.404cm" svg:y="11.811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01cm" svg:height="0.705cm" svg:x="20.405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20.405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0.405cm" svg:y="11.811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01cm" svg:height="0.705cm" svg:x="22.406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22.406cm" svg:y="11.811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2.406cm" svg:y="11.811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01cm" svg:height="0.705cm" svg:x="24.406cm" svg:y="11.811cm" svg:viewBox="0 0 1502 706" draw:points="0,706 1502,706 1502,0 0,0">
              <text:p/>
            </draw:polygon>
            <draw:polygon draw:style-name="gr2" draw:text-style-name="P2" draw:layer="layout" svg:width="1.501cm" svg:height="0.705cm" svg:x="24.406cm" svg:y="11.811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4.406cm" svg:y="11.811cm">
            <draw:text-box>
              <text:p text:style-name="P3"><text:span text:style-name="T1">L</text:span></text:p>
            </draw:text-box>
          </draw:frame>
        </draw:g>
        <draw:connector draw:style-name="gr8" draw:text-style-name="P6" draw:layer="layout" svg:x1="3.149cm" svg:y1="12.517cm" svg:x2="5.15cm" svg:y2="12.517cm" draw:start-shape="id21" draw:start-glue-point="2" draw:end-shape="id22" draw:end-glue-point="2" svg:d="M3149 12517v552h2001v-552" svg:viewBox="0 0 2002 553">
          <text:p/>
        </draw:connector>
        <draw:connector draw:style-name="gr8" draw:text-style-name="P6" draw:layer="layout" svg:x1="3.149cm" svg:y1="12.517cm" svg:x2="9.151cm" svg:y2="12.517cm" draw:start-shape="id21" draw:start-glue-point="2" draw:end-shape="id23" draw:end-glue-point="2" svg:d="M3149 12517v552h6002v-552" svg:viewBox="0 0 6003 553">
          <text:p/>
        </draw:connector>
        <draw:connector draw:style-name="gr8" draw:text-style-name="P6" draw:layer="layout" svg:x1="3.149cm" svg:y1="12.517cm" svg:x2="13.153cm" svg:y2="12.517cm" draw:start-shape="id21" draw:start-glue-point="2" draw:end-shape="id24" draw:end-glue-point="2" svg:d="M3149 12517v552h10004v-552" svg:viewBox="0 0 10005 553">
          <text:p/>
        </draw:connector>
        <draw:connector draw:style-name="gr8" draw:text-style-name="P6" draw:layer="layout" draw:line-skew="0.394cm" svg:x1="3.149cm" svg:y1="12.517cm" svg:x2="15.154cm" svg:y2="12.517cm" draw:start-shape="id21" draw:start-glue-point="2" draw:end-shape="id25" draw:end-glue-point="2" svg:d="M3149 12517v946h12005v-946" svg:viewBox="0 0 12006 947">
          <text:p/>
        </draw:connector>
        <draw:connector draw:style-name="gr8" draw:text-style-name="P6" draw:layer="layout" draw:line-skew="0.648cm" svg:x1="3.149cm" svg:y1="12.517cm" svg:x2="17.154cm" svg:y2="12.517cm" draw:start-shape="id21" draw:start-glue-point="2" draw:end-shape="id26" draw:end-glue-point="2" svg:d="M3149 12517v1200h14005v-1200" svg:viewBox="0 0 14006 1201">
          <text:p/>
        </draw:connector>
        <draw:g xml:id="id27" draw:id="id27">
          <draw:g>
            <draw:polygon draw:style-name="gr1" draw:text-style-name="P1" draw:layer="layout" svg:width="1.501cm" svg:height="0.705cm" svg:x="2.398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2.398cm" svg:y="14.604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.398cm" svg:y="14.604cm">
            <draw:text-box>
              <text:p text:style-name="P3"><text:span text:style-name="T1">A</text:span></text:p>
            </draw:text-box>
          </draw:frame>
        </draw:g>
        <draw:g>
          <draw:g>
            <draw:polygon draw:style-name="gr1" draw:text-style-name="P1" draw:layer="layout" svg:width="1.501cm" svg:height="0.705cm" svg:x="4.399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4.399cm" svg:y="14.604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4.399cm" svg:y="14.604cm">
            <draw:text-box>
              <text:p text:style-name="P3"><text:span text:style-name="T1">B</text:span></text:p>
            </draw:text-box>
          </draw:frame>
        </draw:g>
        <draw:g xml:id="id28" draw:id="id28">
          <draw:g>
            <draw:polygon draw:style-name="gr1" draw:text-style-name="P1" draw:layer="layout" svg:width="1.501cm" svg:height="0.705cm" svg:x="6.4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6.4cm" svg:y="14.604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6.4cm" svg:y="14.604cm">
            <draw:text-box>
              <text:p text:style-name="P3"><text:span text:style-name="T1">C</text:span></text:p>
            </draw:text-box>
          </draw:frame>
        </draw:g>
        <draw:g xml:id="id29" draw:id="id29">
          <draw:g>
            <draw:polygon draw:style-name="gr1" draw:text-style-name="P1" draw:layer="layout" svg:width="1.501cm" svg:height="0.705cm" svg:x="8.4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8.4cm" svg:y="14.604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8.4cm" svg:y="14.604cm">
            <draw:text-box>
              <text:p text:style-name="P3"><text:span text:style-name="T1">D</text:span></text:p>
            </draw:text-box>
          </draw:frame>
        </draw:g>
        <draw:g xml:id="id30" draw:id="id30">
          <draw:g>
            <draw:polygon draw:style-name="gr1" draw:text-style-name="P1" draw:layer="layout" svg:width="1.501cm" svg:height="0.705cm" svg:x="10.401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10.401cm" svg:y="14.604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0.401cm" svg:y="14.604cm">
            <draw:text-box>
              <text:p text:style-name="P3"><text:span text:style-name="T1">E</text:span></text:p>
            </draw:text-box>
          </draw:frame>
        </draw:g>
        <draw:g xml:id="id31" draw:id="id31">
          <draw:g>
            <draw:polygon draw:style-name="gr1" draw:text-style-name="P1" draw:layer="layout" svg:width="1.501cm" svg:height="0.705cm" svg:x="12.402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12.402cm" svg:y="14.604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2.402cm" svg:y="14.604cm">
            <draw:text-box>
              <text:p text:style-name="P3"><text:span text:style-name="T1">F</text:span></text:p>
            </draw:text-box>
          </draw:frame>
        </draw:g>
        <draw:g xml:id="id32" draw:id="id32">
          <draw:g>
            <draw:polygon draw:style-name="gr1" draw:text-style-name="P1" draw:layer="layout" svg:width="1.501cm" svg:height="0.705cm" svg:x="14.403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14.403cm" svg:y="14.604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14.403cm" svg:y="14.604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01cm" svg:height="0.705cm" svg:x="16.403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16.403cm" svg:y="14.604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6.403cm" svg:y="14.604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01cm" svg:height="0.705cm" svg:x="18.404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18.404cm" svg:y="14.604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18.404cm" svg:y="14.604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01cm" svg:height="0.705cm" svg:x="20.405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20.405cm" svg:y="14.604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0.405cm" svg:y="14.604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01cm" svg:height="0.705cm" svg:x="22.406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22.406cm" svg:y="14.604cm" svg:viewBox="0 0 1502 706" draw:points="0,706 1502,706 1502,0 0,0">
              <text:p/>
            </draw:polygon>
          </draw:g>
          <draw:frame draw:style-name="gr5" draw:text-style-name="P4" draw:layer="layout" svg:width="1.5cm" svg:height="0.705cm" svg:x="22.406cm" svg:y="14.604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01cm" svg:height="0.705cm" svg:x="24.406cm" svg:y="14.604cm" svg:viewBox="0 0 1502 706" draw:points="0,706 1502,706 1502,0 0,0">
              <text:p/>
            </draw:polygon>
            <draw:polygon draw:style-name="gr2" draw:text-style-name="P2" draw:layer="layout" svg:width="1.501cm" svg:height="0.705cm" svg:x="24.406cm" svg:y="14.604cm" svg:viewBox="0 0 1502 706" draw:points="0,706 1502,706 1502,0 0,0">
              <text:p/>
            </draw:polygon>
          </draw:g>
          <draw:frame draw:style-name="gr5" draw:text-style-name="P4" draw:layer="layout" svg:width="1.501cm" svg:height="0.705cm" svg:x="24.406cm" svg:y="14.604cm">
            <draw:text-box>
              <text:p text:style-name="P3"><text:span text:style-name="T1">L</text:span></text:p>
            </draw:text-box>
          </draw:frame>
        </draw:g>
        <draw:connector draw:style-name="gr8" draw:text-style-name="P6" draw:layer="layout" draw:line-skew="-0.129cm" svg:x1="3.149cm" svg:y1="14.604cm" svg:x2="7.151cm" svg:y2="14.604cm" draw:start-shape="id27" draw:start-glue-point="0" draw:end-shape="id28" draw:end-glue-point="0" svg:d="M3149 14604v-634h4002v634" svg:viewBox="0 0 4003 635">
          <text:p/>
        </draw:connector>
        <draw:connector draw:style-name="gr8" draw:text-style-name="P6" draw:layer="layout" draw:line-skew="0.013cm" svg:x1="7.151cm" svg:y1="15.31cm" svg:x2="9.151cm" svg:y2="15.31cm" draw:start-shape="id28" draw:start-glue-point="2" draw:end-shape="id29" draw:end-glue-point="2" svg:d="M7151 15310v564h2000v-564" svg:viewBox="0 0 2001 565">
          <text:p/>
        </draw:connector>
        <draw:connector draw:style-name="gr8" draw:text-style-name="P6" draw:layer="layout" draw:line-skew="0.267cm" svg:x1="7.151cm" svg:y1="15.31cm" svg:x2="11.152cm" svg:y2="15.31cm" draw:start-shape="id28" draw:start-glue-point="2" draw:end-shape="id30" svg:d="M7151 15310v818h4001v-818" svg:viewBox="0 0 4002 819">
          <text:p/>
        </draw:connector>
        <draw:connector draw:style-name="gr8" draw:text-style-name="P6" draw:layer="layout" draw:line-skew="0.521cm" svg:x1="7.151cm" svg:y1="15.31cm" svg:x2="13.153cm" svg:y2="15.31cm" draw:start-shape="id28" draw:start-glue-point="2" draw:end-shape="id31" draw:end-glue-point="2" svg:d="M7151 15310v1072h6002v-1072" svg:viewBox="0 0 6003 1073">
          <text:p/>
        </draw:connector>
        <draw:connector draw:style-name="gr8" draw:text-style-name="P6" draw:layer="layout" draw:line-skew="0.775cm" svg:x1="7.151cm" svg:y1="15.31cm" svg:x2="15.154cm" svg:y2="15.31cm" draw:start-shape="id28" draw:start-glue-point="2" draw:end-shape="id32" draw:end-glue-point="2" svg:d="M7151 15310v1326h8003v-1326" svg:viewBox="0 0 8004 1327">
          <text:p/>
        </draw:connector>
        <draw:connector draw:style-name="gr8" draw:text-style-name="P6" draw:layer="layout" draw:type="curve" svg:x1="2.398cm" svg:y1="14.957cm" svg:x2="2.525cm" svg:y2="2.36cm" draw:start-shape="id27" draw:start-glue-point="3" draw:end-shape="id1" draw:end-glue-point="3" svg:d="M2398 14957c-757 0-821-12597 127-12597" svg:viewBox="0 0 704 12598">
          <text:p/>
        </draw:connector>
      </draw:page>
      <draw:page draw:name="Страница-1" draw:style-name="dp1" draw:master-page-name="PM0">
        <draw:g xml:id="id36" draw:id="id36">
          <draw:g>
            <draw:polygon draw:style-name="gr1" draw:text-style-name="P1" draw:layer="layout" svg:width="1.5cm" svg:height="0.9cm" svg:x="2.5cm" svg:y="1.9cm" svg:viewBox="0 0 1501 901" draw:points="0,901 1501,901 1501,0 0,0">
              <text:p/>
            </draw:polygon>
            <draw:polygon draw:style-name="gr2" draw:text-style-name="P2" draw:layer="layout" svg:width="1.5cm" svg:height="0.9cm" svg:x="2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2.5cm" svg:y="1.9cm">
            <draw:text-box>
              <text:p text:style-name="P3"><text:span text:style-name="T1">A</text:span></text:p>
            </draw:text-box>
          </draw:frame>
        </draw:g>
        <draw:g>
          <draw:g>
            <draw:polygon draw:style-name="gr1" draw:text-style-name="P1" draw:layer="layout" svg:width="1.5cm" svg:height="0.9cm" svg:x="4.5cm" svg:y="1.9cm" svg:viewBox="0 0 1501 901" draw:points="0,901 1501,901 1501,0 0,0">
              <text:p/>
            </draw:polygon>
            <draw:polygon draw:style-name="gr2" draw:text-style-name="P2" draw:layer="layout" svg:width="1.5cm" svg:height="0.9cm" svg:x="4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4.5cm" svg:y="1.9cm">
            <draw:text-box>
              <text:p text:style-name="P3"><text:span text:style-name="T1">B</text:span></text:p>
            </draw:text-box>
          </draw:frame>
        </draw:g>
        <draw:g xml:id="id34" draw:id="id34">
          <draw:g>
            <draw:polygon draw:style-name="gr1" draw:text-style-name="P1" draw:layer="layout" svg:width="1.5cm" svg:height="0.9cm" svg:x="6.5cm" svg:y="1.9cm" svg:viewBox="0 0 1501 901" draw:points="0,901 1501,901 1501,0 0,0">
              <text:p/>
            </draw:polygon>
            <draw:polygon draw:style-name="gr2" draw:text-style-name="P2" draw:layer="layout" svg:width="1.5cm" svg:height="0.9cm" svg:x="6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6.5cm" svg:y="1.9cm">
            <draw:text-box>
              <text:p text:style-name="P3"><text:span text:style-name="T1">C</text:span></text:p>
            </draw:text-box>
          </draw:frame>
        </draw:g>
        <draw:g xml:id="id39" draw:id="id39">
          <draw:g>
            <draw:polygon draw:style-name="gr1" draw:text-style-name="P1" draw:layer="layout" svg:width="1.5cm" svg:height="0.9cm" svg:x="8.5cm" svg:y="1.9cm" svg:viewBox="0 0 1501 901" draw:points="0,901 1501,901 1501,0 0,0">
              <text:p/>
            </draw:polygon>
            <draw:polygon draw:style-name="gr2" draw:text-style-name="P2" draw:layer="layout" svg:width="1.5cm" svg:height="0.9cm" svg:x="8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8.5cm" svg:y="1.9cm">
            <draw:text-box>
              <text:p text:style-name="P3"><text:span text:style-name="T1">D</text:span></text:p>
            </draw:text-box>
          </draw:frame>
        </draw:g>
        <draw:g>
          <draw:g>
            <draw:polygon draw:style-name="gr1" draw:text-style-name="P1" draw:layer="layout" svg:width="1.5cm" svg:height="0.9cm" svg:x="10.5cm" svg:y="1.9cm" svg:viewBox="0 0 1501 901" draw:points="0,901 1501,901 1501,0 0,0">
              <text:p/>
            </draw:polygon>
            <draw:polygon draw:style-name="gr2" draw:text-style-name="P2" draw:layer="layout" svg:width="1.5cm" svg:height="0.9cm" svg:x="10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10.5cm" svg:y="1.9cm">
            <draw:text-box>
              <text:p text:style-name="P3"><text:span text:style-name="T1">E</text:span></text:p>
            </draw:text-box>
          </draw:frame>
        </draw:g>
        <draw:g>
          <draw:g>
            <draw:polygon draw:style-name="gr1" draw:text-style-name="P1" draw:layer="layout" svg:width="1.5cm" svg:height="0.9cm" svg:x="12.5cm" svg:y="1.9cm" svg:viewBox="0 0 1501 901" draw:points="0,901 1501,901 1501,0 0,0">
              <text:p/>
            </draw:polygon>
            <draw:polygon draw:style-name="gr2" draw:text-style-name="P2" draw:layer="layout" svg:width="1.5cm" svg:height="0.9cm" svg:x="12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12.5cm" svg:y="1.9cm">
            <draw:text-box>
              <text:p text:style-name="P3"><text:span text:style-name="T1">F</text:span></text:p>
            </draw:text-box>
          </draw:frame>
        </draw:g>
        <draw:g>
          <draw:g>
            <draw:polygon draw:style-name="gr1" draw:text-style-name="P1" draw:layer="layout" svg:width="1.5cm" svg:height="0.9cm" svg:x="14.5cm" svg:y="1.9cm" svg:viewBox="0 0 1501 901" draw:points="0,901 1501,901 1501,0 0,0">
              <text:p/>
            </draw:polygon>
            <draw:polygon draw:style-name="gr2" draw:text-style-name="P2" draw:layer="layout" svg:width="1.5cm" svg:height="0.9cm" svg:x="14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14.5cm" svg:y="1.9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cm" svg:height="0.9cm" svg:x="16.5cm" svg:y="1.9cm" svg:viewBox="0 0 1501 901" draw:points="0,901 1501,901 1501,0 0,0">
              <text:p/>
            </draw:polygon>
            <draw:polygon draw:style-name="gr2" draw:text-style-name="P2" draw:layer="layout" svg:width="1.5cm" svg:height="0.9cm" svg:x="16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16.5cm" svg:y="1.9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cm" svg:height="0.9cm" svg:x="18.5cm" svg:y="1.9cm" svg:viewBox="0 0 1501 901" draw:points="0,901 1501,901 1501,0 0,0">
              <text:p/>
            </draw:polygon>
            <draw:polygon draw:style-name="gr2" draw:text-style-name="P2" draw:layer="layout" svg:width="1.5cm" svg:height="0.9cm" svg:x="18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18.5cm" svg:y="1.9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cm" svg:height="0.9cm" svg:x="20.5cm" svg:y="1.9cm" svg:viewBox="0 0 1501 901" draw:points="0,901 1501,901 1501,0 0,0">
              <text:p/>
            </draw:polygon>
            <draw:polygon draw:style-name="gr2" draw:text-style-name="P2" draw:layer="layout" svg:width="1.5cm" svg:height="0.9cm" svg:x="20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20.5cm" svg:y="1.9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cm" svg:height="0.9cm" svg:x="22.5cm" svg:y="1.9cm" svg:viewBox="0 0 1501 901" draw:points="0,901 1501,901 1501,0 0,0">
              <text:p/>
            </draw:polygon>
            <draw:polygon draw:style-name="gr2" draw:text-style-name="P2" draw:layer="layout" svg:width="1.5cm" svg:height="0.9cm" svg:x="22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22.5cm" svg:y="1.9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cm" svg:height="0.9cm" svg:x="24.5cm" svg:y="1.9cm" svg:viewBox="0 0 1501 901" draw:points="0,901 1501,901 1501,0 0,0">
              <text:p/>
            </draw:polygon>
            <draw:polygon draw:style-name="gr2" draw:text-style-name="P2" draw:layer="layout" svg:width="1.5cm" svg:height="0.9cm" svg:x="24.5cm" svg:y="1.9cm" svg:viewBox="0 0 1501 901" draw:points="0,901 1501,901 1501,0 0,0">
              <text:p/>
            </draw:polygon>
          </draw:g>
          <draw:frame draw:style-name="gr3" draw:text-style-name="P2" draw:layer="layout" svg:width="1.5cm" svg:height="0.9cm" svg:x="24.5cm" svg:y="1.9cm">
            <draw:text-box>
              <text:p text:style-name="P3"><text:span text:style-name="T1">L</text:span></text:p>
            </draw:text-box>
          </draw:frame>
        </draw:g>
        <draw:polyline draw:style-name="gr9" draw:text-style-name="P2" draw:layer="layout" svg:width="4cm" svg:height="0.75cm" svg:x="3.25cm" svg:y="1.15cm" svg:viewBox="0 0 4001 751" draw:points="0,751 0,0 4001,0 4001,751">
          <text:p/>
        </draw:polyline>
        <draw:polyline draw:style-name="gr9" draw:text-style-name="P2" draw:layer="layout" svg:width="2cm" svg:height="0.75cm" svg:x="7.25cm" svg:y="2.8cm" svg:viewBox="0 0 2001 751" draw:points="0,0 0,751 2001,751 2001,0">
          <text:p/>
        </draw:polyline>
        <draw:polyline draw:style-name="gr9" draw:text-style-name="P2" draw:layer="layout" svg:width="4cm" svg:height="1.15cm" svg:x="7.25cm" svg:y="2.8cm" svg:viewBox="0 0 4001 1151" draw:points="0,0 0,1151 4001,1151 4001,0">
          <text:p/>
        </draw:polyline>
        <draw:polyline draw:style-name="gr9" draw:text-style-name="P2" draw:layer="layout" svg:width="6cm" svg:height="1.55cm" svg:x="7.25cm" svg:y="2.8cm" svg:viewBox="0 0 6001 1551" draw:points="0,0 0,1551 6001,1551 6001,0">
          <text:p/>
        </draw:polyline>
        <draw:polyline draw:style-name="gr9" draw:text-style-name="P2" draw:layer="layout" svg:width="8cm" svg:height="1.95cm" svg:x="7.25cm" svg:y="2.8cm" svg:viewBox="0 0 8001 1951" draw:points="0,0 0,1951 8001,1951 8001,0">
          <text:p/>
        </draw:polyline>
        <draw:polyline draw:style-name="gr9" draw:text-style-name="P2" draw:layer="layout" svg:width="10cm" svg:height="2.35cm" svg:x="7.25cm" svg:y="2.8cm" svg:viewBox="0 0 10001 2351" draw:points="0,0 0,2351 10001,2351 10001,0">
          <text:p/>
        </draw:polyline>
        <draw:polyline draw:style-name="gr9" draw:text-style-name="P2" draw:layer="layout" svg:width="12cm" svg:height="2.75cm" svg:x="7.25cm" svg:y="2.8cm" svg:viewBox="0 0 12001 2751" draw:points="0,0 0,2751 12001,2751 12001,0">
          <text:p/>
        </draw:polyline>
        <draw:polyline draw:style-name="gr9" draw:text-style-name="P2" draw:layer="layout" svg:width="14cm" svg:height="3.15cm" svg:x="7.25cm" svg:y="2.8cm" svg:viewBox="0 0 14001 3151" draw:points="0,0 0,3151 14001,3151 14001,0">
          <text:p/>
        </draw:polyline>
        <draw:polyline draw:style-name="gr9" draw:text-style-name="P2" draw:layer="layout" svg:width="16cm" svg:height="3.55cm" svg:x="7.25cm" svg:y="2.8cm" svg:viewBox="0 0 16001 3551" draw:points="0,0 0,3551 16001,3551 16001,0">
          <text:p/>
        </draw:polyline>
        <draw:polyline draw:style-name="gr9" draw:text-style-name="P2" draw:layer="layout" svg:width="18cm" svg:height="3.95cm" svg:x="7.25cm" svg:y="2.8cm" svg:viewBox="0 0 18001 3951" draw:points="0,0 0,3951 18001,3951 18001,0">
          <text:p/>
        </draw:polyline>
        <draw:g>
          <draw:g>
            <draw:polygon draw:style-name="gr1" draw:text-style-name="P1" draw:layer="layout" svg:width="1.5cm" svg:height="0.9cm" svg:x="2.3cm" svg:y="7.7cm" svg:viewBox="0 0 1501 901" draw:points="0,901 1501,901 1501,0 0,0">
              <text:p/>
            </draw:polygon>
            <draw:polygon draw:style-name="gr2" draw:text-style-name="P2" draw:layer="layout" svg:width="1.5cm" svg:height="0.9cm" svg:x="2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2.3cm" svg:y="7.7cm">
            <draw:text-box>
              <text:p text:style-name="P3"><text:span text:style-name="T1">A</text:span></text:p>
            </draw:text-box>
          </draw:frame>
        </draw:g>
        <draw:g>
          <draw:g>
            <draw:polygon draw:style-name="gr1" draw:text-style-name="P1" draw:layer="layout" svg:width="1.5cm" svg:height="0.9cm" svg:x="4.3cm" svg:y="7.7cm" svg:viewBox="0 0 1501 901" draw:points="0,901 1501,901 1501,0 0,0">
              <text:p/>
            </draw:polygon>
            <draw:polygon draw:style-name="gr2" draw:text-style-name="P2" draw:layer="layout" svg:width="1.5cm" svg:height="0.9cm" svg:x="4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4.3cm" svg:y="7.7cm">
            <draw:text-box>
              <text:p text:style-name="P3"><text:span text:style-name="T1">B</text:span></text:p>
            </draw:text-box>
          </draw:frame>
        </draw:g>
        <draw:g xml:id="id41" draw:id="id41">
          <draw:g>
            <draw:polygon draw:style-name="gr1" draw:text-style-name="P1" draw:layer="layout" svg:width="1.5cm" svg:height="0.9cm" svg:x="6.3cm" svg:y="7.7cm" svg:viewBox="0 0 1501 901" draw:points="0,901 1501,901 1501,0 0,0">
              <text:p/>
            </draw:polygon>
            <draw:polygon draw:style-name="gr2" draw:text-style-name="P2" draw:layer="layout" svg:width="1.5cm" svg:height="0.9cm" svg:x="6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6.3cm" svg:y="7.7cm">
            <draw:text-box>
              <text:p text:style-name="P3"><text:span text:style-name="T1">C</text:span></text:p>
            </draw:text-box>
          </draw:frame>
        </draw:g>
        <draw:g xml:id="id43" draw:id="id43">
          <draw:g>
            <draw:polygon draw:style-name="gr1" draw:text-style-name="P1" draw:layer="layout" svg:width="1.5cm" svg:height="0.9cm" svg:x="8.3cm" svg:y="7.7cm" svg:viewBox="0 0 1501 901" draw:points="0,901 1501,901 1501,0 0,0">
              <text:p/>
            </draw:polygon>
            <draw:polygon draw:style-name="gr2" draw:text-style-name="P2" draw:layer="layout" svg:width="1.5cm" svg:height="0.9cm" svg:x="8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8.3cm" svg:y="7.7cm">
            <draw:text-box>
              <text:p text:style-name="P3"><text:span text:style-name="T1">D</text:span></text:p>
            </draw:text-box>
          </draw:frame>
        </draw:g>
        <draw:g xml:id="id45" draw:id="id45">
          <draw:g>
            <draw:polygon draw:style-name="gr1" draw:text-style-name="P1" draw:layer="layout" svg:width="1.5cm" svg:height="0.9cm" svg:x="10.3cm" svg:y="7.7cm" svg:viewBox="0 0 1501 901" draw:points="0,901 1501,901 1501,0 0,0">
              <text:p/>
            </draw:polygon>
            <draw:polygon draw:style-name="gr2" draw:text-style-name="P2" draw:layer="layout" svg:width="1.5cm" svg:height="0.9cm" svg:x="10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10.3cm" svg:y="7.7cm">
            <draw:text-box>
              <text:p text:style-name="P3"><text:span text:style-name="T1">E</text:span></text:p>
            </draw:text-box>
          </draw:frame>
        </draw:g>
        <draw:g>
          <draw:g>
            <draw:polygon draw:style-name="gr1" draw:text-style-name="P1" draw:layer="layout" svg:width="1.5cm" svg:height="0.9cm" svg:x="12.3cm" svg:y="7.7cm" svg:viewBox="0 0 1501 901" draw:points="0,901 1501,901 1501,0 0,0">
              <text:p/>
            </draw:polygon>
            <draw:polygon draw:style-name="gr2" draw:text-style-name="P2" draw:layer="layout" svg:width="1.5cm" svg:height="0.9cm" svg:x="12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12.3cm" svg:y="7.7cm">
            <draw:text-box>
              <text:p text:style-name="P3"><text:span text:style-name="T1">F</text:span></text:p>
            </draw:text-box>
          </draw:frame>
        </draw:g>
        <draw:g>
          <draw:g>
            <draw:polygon draw:style-name="gr1" draw:text-style-name="P1" draw:layer="layout" svg:width="1.5cm" svg:height="0.9cm" svg:x="14.3cm" svg:y="7.7cm" svg:viewBox="0 0 1501 901" draw:points="0,901 1501,901 1501,0 0,0">
              <text:p/>
            </draw:polygon>
            <draw:polygon draw:style-name="gr2" draw:text-style-name="P2" draw:layer="layout" svg:width="1.5cm" svg:height="0.9cm" svg:x="14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14.3cm" svg:y="7.7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cm" svg:height="0.9cm" svg:x="16.3cm" svg:y="7.7cm" svg:viewBox="0 0 1501 901" draw:points="0,901 1501,901 1501,0 0,0">
              <text:p/>
            </draw:polygon>
            <draw:polygon draw:style-name="gr2" draw:text-style-name="P2" draw:layer="layout" svg:width="1.5cm" svg:height="0.9cm" svg:x="16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16.3cm" svg:y="7.7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cm" svg:height="0.9cm" svg:x="18.3cm" svg:y="7.7cm" svg:viewBox="0 0 1501 901" draw:points="0,901 1501,901 1501,0 0,0">
              <text:p/>
            </draw:polygon>
            <draw:polygon draw:style-name="gr2" draw:text-style-name="P2" draw:layer="layout" svg:width="1.5cm" svg:height="0.9cm" svg:x="18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18.3cm" svg:y="7.7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cm" svg:height="0.9cm" svg:x="20.3cm" svg:y="7.7cm" svg:viewBox="0 0 1501 901" draw:points="0,901 1501,901 1501,0 0,0">
              <text:p/>
            </draw:polygon>
            <draw:polygon draw:style-name="gr2" draw:text-style-name="P2" draw:layer="layout" svg:width="1.5cm" svg:height="0.9cm" svg:x="20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20.3cm" svg:y="7.7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cm" svg:height="0.9cm" svg:x="22.3cm" svg:y="7.7cm" svg:viewBox="0 0 1501 901" draw:points="0,901 1501,901 1501,0 0,0">
              <text:p/>
            </draw:polygon>
            <draw:polygon draw:style-name="gr2" draw:text-style-name="P2" draw:layer="layout" svg:width="1.5cm" svg:height="0.9cm" svg:x="22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22.3cm" svg:y="7.7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cm" svg:height="0.9cm" svg:x="24.3cm" svg:y="7.7cm" svg:viewBox="0 0 1501 901" draw:points="0,901 1501,901 1501,0 0,0">
              <text:p/>
            </draw:polygon>
            <draw:polygon draw:style-name="gr2" draw:text-style-name="P2" draw:layer="layout" svg:width="1.5cm" svg:height="0.9cm" svg:x="24.3cm" svg:y="7.7cm" svg:viewBox="0 0 1501 901" draw:points="0,901 1501,901 1501,0 0,0">
              <text:p/>
            </draw:polygon>
          </draw:g>
          <draw:frame draw:style-name="gr3" draw:text-style-name="P2" draw:layer="layout" svg:width="1.5cm" svg:height="0.9cm" svg:x="24.3cm" svg:y="7.7cm">
            <draw:text-box>
              <text:p text:style-name="P3"><text:span text:style-name="T1">L</text:span></text:p>
            </draw:text-box>
          </draw:frame>
        </draw:g>
        <draw:polyline draw:style-name="gr9" draw:text-style-name="P2" draw:layer="layout" svg:width="4cm" svg:height="0.433cm" svg:x="3.05cm" svg:y="7.267cm" svg:viewBox="0 0 4001 434" draw:points="0,434 0,0 4001,0 4001,434">
          <text:p/>
        </draw:polyline>
        <draw:polyline draw:style-name="gr9" draw:text-style-name="P2" draw:layer="layout" svg:width="2cm" svg:height="0.75cm" svg:x="7.05cm" svg:y="8.6cm" svg:viewBox="0 0 2001 751" draw:points="0,0 0,751 2001,751 2001,0">
          <text:p/>
        </draw:polyline>
        <draw:polyline draw:style-name="gr9" draw:text-style-name="P2" draw:layer="layout" svg:width="4cm" svg:height="0.75cm" svg:x="7.05cm" svg:y="8.6cm" svg:viewBox="0 0 4001 751" draw:points="0,0 0,751 4001,751 4001,0">
          <text:p/>
        </draw:polyline>
        <draw:polyline draw:style-name="gr9" draw:text-style-name="P2" draw:layer="layout" svg:width="6cm" svg:height="1.225cm" svg:x="7.05cm" svg:y="8.6cm" svg:viewBox="0 0 6001 1226" draw:points="0,0 0,1226 6001,1226 6001,0">
          <text:p/>
        </draw:polyline>
        <draw:polyline draw:style-name="gr9" draw:text-style-name="P2" draw:layer="layout" svg:width="8cm" svg:height="1.6cm" svg:x="7.05cm" svg:y="8.6cm" svg:viewBox="0 0 8001 1601" draw:points="0,0 0,1601 8001,1601 8001,0">
          <text:p/>
        </draw:polyline>
        <draw:polyline draw:style-name="gr9" draw:text-style-name="P2" draw:layer="layout" svg:width="10cm" svg:height="2.05cm" svg:x="7.05cm" svg:y="8.6cm" svg:viewBox="0 0 10001 2051" draw:points="0,0 0,2051 10001,2051 10001,0">
          <text:p/>
        </draw:polyline>
        <draw:polyline draw:style-name="gr9" draw:text-style-name="P2" draw:layer="layout" svg:width="12cm" svg:height="2.4cm" svg:x="7.05cm" svg:y="8.6cm" svg:viewBox="0 0 12001 2401" draw:points="0,0 0,2401 12001,2401 12001,0">
          <text:p/>
        </draw:polyline>
        <draw:polyline draw:style-name="gr9" draw:text-style-name="P2" draw:layer="layout" svg:width="14cm" svg:height="2.775cm" svg:x="7.05cm" svg:y="8.6cm" svg:viewBox="0 0 14001 2776" draw:points="0,0 0,2776 14001,2776 14001,0">
          <text:p/>
        </draw:polyline>
        <draw:polyline draw:style-name="gr9" draw:text-style-name="P2" draw:layer="layout" svg:width="16cm" svg:height="3.2cm" svg:x="7.05cm" svg:y="8.6cm" svg:viewBox="0 0 16001 3201" draw:points="0,0 0,3201 16001,3201 16001,0">
          <text:p/>
        </draw:polyline>
        <draw:polyline draw:style-name="gr9" draw:text-style-name="P2" draw:layer="layout" svg:width="18cm" svg:height="3.625cm" svg:x="7.05cm" svg:y="8.6cm" svg:viewBox="0 0 18001 3626" draw:points="0,0 0,3626 18001,3626 18001,0">
          <text:p/>
        </draw:polyline>
        <draw:g>
          <draw:g>
            <draw:polygon draw:style-name="gr1" draw:text-style-name="P1" draw:layer="layout" svg:width="1.5cm" svg:height="0.9cm" svg:x="2.5cm" svg:y="13cm" svg:viewBox="0 0 1501 901" draw:points="0,901 1501,901 1501,0 0,0">
              <text:p/>
            </draw:polygon>
            <draw:polygon draw:style-name="gr2" draw:text-style-name="P2" draw:layer="layout" svg:width="1.5cm" svg:height="0.9cm" svg:x="2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2.5cm" svg:y="13cm">
            <draw:text-box>
              <text:p text:style-name="P3"><text:span text:style-name="T1">A</text:span></text:p>
            </draw:text-box>
          </draw:frame>
        </draw:g>
        <draw:g>
          <draw:g>
            <draw:polygon draw:style-name="gr1" draw:text-style-name="P1" draw:layer="layout" svg:width="1.5cm" svg:height="0.9cm" svg:x="4.5cm" svg:y="13cm" svg:viewBox="0 0 1501 901" draw:points="0,901 1501,901 1501,0 0,0">
              <text:p/>
            </draw:polygon>
            <draw:polygon draw:style-name="gr2" draw:text-style-name="P2" draw:layer="layout" svg:width="1.5cm" svg:height="0.9cm" svg:x="4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4.5cm" svg:y="13cm">
            <draw:text-box>
              <text:p text:style-name="P3"><text:span text:style-name="T1">B</text:span></text:p>
            </draw:text-box>
          </draw:frame>
        </draw:g>
        <draw:g xml:id="id47" draw:id="id47">
          <draw:g>
            <draw:polygon draw:style-name="gr1" draw:text-style-name="P1" draw:layer="layout" svg:width="1.5cm" svg:height="0.9cm" svg:x="6.5cm" svg:y="13cm" svg:viewBox="0 0 1501 901" draw:points="0,901 1501,901 1501,0 0,0">
              <text:p/>
            </draw:polygon>
            <draw:polygon draw:style-name="gr2" draw:text-style-name="P2" draw:layer="layout" svg:width="1.5cm" svg:height="0.9cm" svg:x="6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6.5cm" svg:y="13cm">
            <draw:text-box>
              <text:p text:style-name="P3"><text:span text:style-name="T1">C</text:span></text:p>
            </draw:text-box>
          </draw:frame>
        </draw:g>
        <draw:g>
          <draw:g>
            <draw:polygon draw:style-name="gr1" draw:text-style-name="P1" draw:layer="layout" svg:width="1.5cm" svg:height="0.9cm" svg:x="8.5cm" svg:y="13cm" svg:viewBox="0 0 1501 901" draw:points="0,901 1501,901 1501,0 0,0">
              <text:p/>
            </draw:polygon>
            <draw:polygon draw:style-name="gr2" draw:text-style-name="P2" draw:layer="layout" svg:width="1.5cm" svg:height="0.9cm" svg:x="8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8.5cm" svg:y="13cm">
            <draw:text-box>
              <text:p text:style-name="P3"><text:span text:style-name="T1">D</text:span></text:p>
            </draw:text-box>
          </draw:frame>
        </draw:g>
        <draw:g xml:id="id49" draw:id="id49">
          <draw:g>
            <draw:polygon draw:style-name="gr1" draw:text-style-name="P1" draw:layer="layout" svg:width="1.5cm" svg:height="0.9cm" svg:x="10.5cm" svg:y="13cm" svg:viewBox="0 0 1501 901" draw:points="0,901 1501,901 1501,0 0,0">
              <text:p/>
            </draw:polygon>
            <draw:polygon draw:style-name="gr2" draw:text-style-name="P2" draw:layer="layout" svg:width="1.5cm" svg:height="0.9cm" svg:x="10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10.5cm" svg:y="13cm">
            <draw:text-box>
              <text:p text:style-name="P3"><text:span text:style-name="T1">E</text:span></text:p>
            </draw:text-box>
          </draw:frame>
        </draw:g>
        <draw:g xml:id="id51" draw:id="id51">
          <draw:g>
            <draw:polygon draw:style-name="gr1" draw:text-style-name="P1" draw:layer="layout" svg:width="1.5cm" svg:height="0.9cm" svg:x="12.5cm" svg:y="13cm" svg:viewBox="0 0 1501 901" draw:points="0,901 1501,901 1501,0 0,0">
              <text:p/>
            </draw:polygon>
            <draw:polygon draw:style-name="gr2" draw:text-style-name="P2" draw:layer="layout" svg:width="1.5cm" svg:height="0.9cm" svg:x="12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12.5cm" svg:y="13cm">
            <draw:text-box>
              <text:p text:style-name="P3"><text:span text:style-name="T1">F</text:span></text:p>
            </draw:text-box>
          </draw:frame>
        </draw:g>
        <draw:g>
          <draw:g>
            <draw:polygon draw:style-name="gr1" draw:text-style-name="P1" draw:layer="layout" svg:width="1.5cm" svg:height="0.9cm" svg:x="14.5cm" svg:y="13cm" svg:viewBox="0 0 1501 901" draw:points="0,901 1501,901 1501,0 0,0">
              <text:p/>
            </draw:polygon>
            <draw:polygon draw:style-name="gr2" draw:text-style-name="P2" draw:layer="layout" svg:width="1.5cm" svg:height="0.9cm" svg:x="14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14.5cm" svg:y="13cm">
            <draw:text-box>
              <text:p text:style-name="P3"><text:span text:style-name="T1">G</text:span></text:p>
            </draw:text-box>
          </draw:frame>
        </draw:g>
        <draw:g>
          <draw:g>
            <draw:polygon draw:style-name="gr1" draw:text-style-name="P1" draw:layer="layout" svg:width="1.5cm" svg:height="0.9cm" svg:x="16.5cm" svg:y="13cm" svg:viewBox="0 0 1501 901" draw:points="0,901 1501,901 1501,0 0,0">
              <text:p/>
            </draw:polygon>
            <draw:polygon draw:style-name="gr2" draw:text-style-name="P2" draw:layer="layout" svg:width="1.5cm" svg:height="0.9cm" svg:x="16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16.5cm" svg:y="13cm">
            <draw:text-box>
              <text:p text:style-name="P3"><text:span text:style-name="T1">H</text:span></text:p>
            </draw:text-box>
          </draw:frame>
        </draw:g>
        <draw:g>
          <draw:g>
            <draw:polygon draw:style-name="gr1" draw:text-style-name="P1" draw:layer="layout" svg:width="1.5cm" svg:height="0.9cm" svg:x="18.5cm" svg:y="13cm" svg:viewBox="0 0 1501 901" draw:points="0,901 1501,901 1501,0 0,0">
              <text:p/>
            </draw:polygon>
            <draw:polygon draw:style-name="gr2" draw:text-style-name="P2" draw:layer="layout" svg:width="1.5cm" svg:height="0.9cm" svg:x="18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18.5cm" svg:y="13cm">
            <draw:text-box>
              <text:p text:style-name="P3"><text:span text:style-name="T1">I</text:span></text:p>
            </draw:text-box>
          </draw:frame>
        </draw:g>
        <draw:g>
          <draw:g>
            <draw:polygon draw:style-name="gr1" draw:text-style-name="P1" draw:layer="layout" svg:width="1.5cm" svg:height="0.9cm" svg:x="20.5cm" svg:y="13cm" svg:viewBox="0 0 1501 901" draw:points="0,901 1501,901 1501,0 0,0">
              <text:p/>
            </draw:polygon>
            <draw:polygon draw:style-name="gr2" draw:text-style-name="P2" draw:layer="layout" svg:width="1.5cm" svg:height="0.9cm" svg:x="20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20.5cm" svg:y="13cm">
            <draw:text-box>
              <text:p text:style-name="P3"><text:span text:style-name="T1">J</text:span></text:p>
            </draw:text-box>
          </draw:frame>
        </draw:g>
        <draw:g>
          <draw:g>
            <draw:polygon draw:style-name="gr1" draw:text-style-name="P1" draw:layer="layout" svg:width="1.5cm" svg:height="0.9cm" svg:x="22.5cm" svg:y="13cm" svg:viewBox="0 0 1501 901" draw:points="0,901 1501,901 1501,0 0,0">
              <text:p/>
            </draw:polygon>
            <draw:polygon draw:style-name="gr2" draw:text-style-name="P2" draw:layer="layout" svg:width="1.5cm" svg:height="0.9cm" svg:x="22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22.5cm" svg:y="13cm">
            <draw:text-box>
              <text:p text:style-name="P3"><text:span text:style-name="T1">K</text:span></text:p>
            </draw:text-box>
          </draw:frame>
        </draw:g>
        <draw:g>
          <draw:g>
            <draw:polygon draw:style-name="gr1" draw:text-style-name="P1" draw:layer="layout" svg:width="1.5cm" svg:height="0.9cm" svg:x="24.5cm" svg:y="13cm" svg:viewBox="0 0 1501 901" draw:points="0,901 1501,901 1501,0 0,0">
              <text:p/>
            </draw:polygon>
            <draw:polygon draw:style-name="gr2" draw:text-style-name="P2" draw:layer="layout" svg:width="1.5cm" svg:height="0.9cm" svg:x="24.5cm" svg:y="13cm" svg:viewBox="0 0 1501 901" draw:points="0,901 1501,901 1501,0 0,0">
              <text:p/>
            </draw:polygon>
          </draw:g>
          <draw:frame draw:style-name="gr3" draw:text-style-name="P2" draw:layer="layout" svg:width="1.5cm" svg:height="0.9cm" svg:x="24.5cm" svg:y="13cm">
            <draw:text-box>
              <text:p text:style-name="P3"><text:span text:style-name="T1">L</text:span></text:p>
            </draw:text-box>
          </draw:frame>
        </draw:g>
        <draw:polyline draw:style-name="gr9" draw:text-style-name="P2" draw:layer="layout" svg:width="4cm" svg:height="0.433cm" svg:x="3.25cm" svg:y="12.567cm" svg:viewBox="0 0 4001 434" draw:points="0,434 0,0 4001,0 4001,434">
          <text:p/>
        </draw:polyline>
        <draw:polyline draw:style-name="gr9" draw:text-style-name="P2" draw:layer="layout" svg:width="2cm" svg:height="0.75cm" svg:x="7.25cm" svg:y="13.9cm" svg:viewBox="0 0 2001 751" draw:points="0,0 0,751 2001,751 2001,0">
          <text:p/>
        </draw:polyline>
        <draw:polyline draw:style-name="gr9" draw:text-style-name="P2" draw:layer="layout" svg:width="4cm" svg:height="0.75cm" svg:x="7.25cm" svg:y="13.9cm" svg:viewBox="0 0 4001 751" draw:points="0,0 0,751 4001,751 4001,0">
          <text:p/>
        </draw:polyline>
        <draw:polyline draw:style-name="gr9" draw:text-style-name="P2" draw:layer="layout" svg:width="6cm" svg:height="0.75cm" svg:x="7.25cm" svg:y="13.9cm" svg:viewBox="0 0 6001 751" draw:points="0,0 0,751 6001,751 6001,0">
          <text:p/>
        </draw:polyline>
        <draw:polyline draw:style-name="gr9" draw:text-style-name="P2" draw:layer="layout" svg:width="8cm" svg:height="1.125cm" svg:x="7.25cm" svg:y="13.9cm" svg:viewBox="0 0 8001 1126" draw:points="0,0 0,1126 8001,1126 8001,0">
          <text:p/>
        </draw:polyline>
        <draw:polyline draw:style-name="gr9" draw:text-style-name="P2" draw:layer="layout" svg:width="10cm" svg:height="1.55cm" svg:x="7.25cm" svg:y="13.9cm" svg:viewBox="0 0 10001 1551" draw:points="0,0 0,1551 10001,1551 10001,0">
          <text:p/>
        </draw:polyline>
        <draw:polyline draw:style-name="gr9" draw:text-style-name="P2" draw:layer="layout" svg:width="12cm" svg:height="1.9cm" svg:x="7.25cm" svg:y="13.9cm" svg:viewBox="0 0 12001 1901" draw:points="0,0 0,1901 12001,1901 12001,0">
          <text:p/>
        </draw:polyline>
        <draw:polyline draw:style-name="gr9" draw:text-style-name="P2" draw:layer="layout" svg:width="14cm" svg:height="2.275cm" svg:x="7.25cm" svg:y="13.9cm" svg:viewBox="0 0 14001 2276" draw:points="0,0 0,2276 14001,2276 14001,0">
          <text:p/>
        </draw:polyline>
        <draw:polyline draw:style-name="gr9" draw:text-style-name="P2" draw:layer="layout" svg:width="16cm" svg:height="2.7cm" svg:x="7.25cm" svg:y="13.9cm" svg:viewBox="0 0 16001 2701" draw:points="0,0 0,2701 16001,2701 16001,0">
          <text:p/>
        </draw:polyline>
        <draw:polyline draw:style-name="gr9" draw:text-style-name="P2" draw:layer="layout" svg:width="18cm" svg:height="3.1cm" svg:x="7.25cm" svg:y="13.9cm" svg:viewBox="0 0 18001 3101" draw:points="0,0 0,3101 18001,3101 18001,0">
          <text:p/>
        </draw:polyline>
        <draw:frame draw:style-name="gr10" draw:text-style-name="P8" xml:id="id35" draw:id="id35" draw:layer="layout" svg:width="2.54cm" svg:height="0.725cm" svg:x="0.127cm" svg:y="0.635cm">
          <draw:text-box>
            <text:p text:style-name="P7">mainIndex</text:p>
          </draw:text-box>
        </draw:frame>
        <draw:frame draw:style-name="gr6" draw:text-style-name="P5" draw:layer="layout" svg:width="0.635cm" svg:height="1.187cm" svg:x="4.064cm" svg:y="0.762cm">
          <draw:text-box>
            <text:p/>
          </draw:text-box>
        </draw:frame>
        <draw:frame draw:style-name="gr7" draw:text-style-name="P5" draw:layer="layout" svg:width="0.502cm" svg:height="1.187cm" svg:x="4.191cm" svg:y="0.762cm">
          <draw:text-box>
            <text:p/>
          </draw:text-box>
        </draw:frame>
        <draw:frame draw:style-name="gr11" draw:text-style-name="P5" xml:id="id33" draw:id="id33" draw:layer="layout" svg:width="2.915cm" svg:height="0.725cm" svg:x="2.54cm" svg:y="4.318cm">
          <draw:text-box>
            <text:p>secondIndex</text:p>
          </draw:text-box>
        </draw:frame>
        <draw:frame draw:style-name="gr10" draw:text-style-name="P5" xml:id="id37" draw:id="id37" draw:layer="layout" svg:width="2.667cm" svg:height="0.725cm" svg:x="6.858cm" svg:y="0.291cm">
          <draw:text-box>
            <text:p>ThirdIndex</text:p>
          </draw:text-box>
        </draw:frame>
        <draw:frame draw:style-name="gr10" draw:text-style-name="P5" xml:id="id38" draw:id="id38" draw:layer="layout" svg:width="2.771cm" svg:height="0.725cm" svg:x="9.525cm" svg:y="0.254cm">
          <draw:text-box>
            <text:p>FourthIndex</text:p>
          </draw:text-box>
        </draw:frame>
        <draw:connector draw:style-name="gr8" draw:text-style-name="P6" draw:layer="layout" draw:type="curve" svg:x1="5.455cm" svg:y1="4.68cm" svg:x2="6.5cm" svg:y2="2.35cm" draw:start-shape="id33" draw:start-glue-point="1" draw:end-shape="id34" svg:d="M5455 4680c780 0 258-2330 1045-2330" svg:viewBox="0 0 1046 2331">
          <text:p/>
        </draw:connector>
        <draw:connector draw:style-name="gr8" draw:text-style-name="P6" draw:layer="layout" draw:type="curve" svg:x1="1.397cm" svg:y1="1.36cm" svg:x2="2.5cm" svg:y2="2.35cm" draw:start-shape="id35" draw:start-glue-point="2" draw:end-shape="id36" draw:end-glue-point="3" svg:d="M1397 1360c0 660 367 990 1103 990" svg:viewBox="0 0 1104 991">
          <text:p/>
        </draw:connector>
        <draw:connector draw:style-name="gr8" draw:text-style-name="P6" draw:layer="layout" draw:type="curve" svg:x1="8.191cm" svg:y1="1.016cm" svg:x2="8.001cm" svg:y2="2.35cm" draw:start-shape="id37" draw:start-glue-point="2" draw:end-shape="id34" svg:d="M8191 1016c0 890-63 1334-190 1334" svg:viewBox="0 0 191 1335">
          <text:p/>
        </draw:connector>
        <draw:connector draw:style-name="gr8" draw:text-style-name="P6" draw:layer="layout" draw:type="curve" svg:x1="10.91cm" svg:y1="0.979cm" svg:x2="9.25cm" svg:y2="1.9cm" draw:start-shape="id38" draw:start-glue-point="2" draw:end-shape="id39" draw:end-glue-point="0" svg:d="M10910 979c0 687-1660 227-1660 921" svg:viewBox="0 0 1661 922">
          <text:p/>
        </draw:connector>
        <draw:frame draw:style-name="gr11" draw:text-style-name="P5" xml:id="id40" draw:id="id40" draw:layer="layout" svg:width="2.915cm" svg:height="0.725cm" svg:x="2.673cm" svg:y="9.181cm">
          <draw:text-box>
            <text:p>secondIndex</text:p>
          </draw:text-box>
        </draw:frame>
        <draw:connector draw:style-name="gr8" draw:text-style-name="P6" draw:layer="layout" draw:type="curve" svg:x1="5.588cm" svg:y1="9.543cm" svg:x2="7.05cm" svg:y2="8.601cm" draw:start-shape="id40" draw:start-glue-point="1" draw:end-shape="id41" svg:d="M5588 9543c975 0 1462-314 1462-942" svg:viewBox="0 0 1463 943">
          <text:p/>
        </draw:connector>
        <draw:frame draw:style-name="gr10" draw:text-style-name="P5" xml:id="id42" draw:id="id42" draw:layer="layout" svg:width="2.667cm" svg:height="0.725cm" svg:x="3.175cm" svg:y="5.842cm">
          <draw:text-box>
            <text:p>ThirdIndex</text:p>
          </draw:text-box>
        </draw:frame>
        <draw:connector draw:style-name="gr8" draw:text-style-name="P6" draw:layer="layout" draw:type="curve" svg:x1="5.842cm" svg:y1="6.204cm" svg:x2="9.05cm" svg:y2="7.7cm" draw:start-shape="id42" draw:start-glue-point="1" draw:end-shape="id43" draw:end-glue-point="0" svg:d="M5842 6204c2139 0 3208 498 3208 1496" svg:viewBox="0 0 3209 1497">
          <text:p/>
        </draw:connector>
        <draw:frame draw:style-name="gr10" draw:text-style-name="P5" xml:id="id44" draw:id="id44" draw:layer="layout" svg:width="2.771cm" svg:height="0.725cm" svg:x="11.43cm" svg:y="6.731cm">
          <draw:text-box>
            <text:p>FourthIndex</text:p>
          </draw:text-box>
        </draw:frame>
        <draw:connector draw:style-name="gr8" draw:text-style-name="P6" draw:layer="layout" draw:type="curve" svg:x1="11.43cm" svg:y1="7.093cm" svg:x2="11.05cm" svg:y2="7.7cm" draw:start-shape="id44" draw:start-glue-point="3" draw:end-shape="id45" draw:end-glue-point="0" svg:d="M11430 7093c-254 0-380 202-380 607" svg:viewBox="0 0 381 608">
          <text:p/>
        </draw:connector>
        <draw:frame draw:style-name="gr11" draw:text-style-name="P5" xml:id="id46" draw:id="id46" draw:layer="layout" svg:width="2.915cm" svg:height="0.725cm" svg:x="2.413cm" svg:y="14.896cm">
          <draw:text-box>
            <text:p>secondIndex</text:p>
          </draw:text-box>
        </draw:frame>
        <draw:connector draw:style-name="gr8" draw:text-style-name="P6" draw:layer="layout" draw:type="curve" svg:x1="5.328cm" svg:y1="15.258cm" svg:x2="7.25cm" svg:y2="13.901cm" draw:start-shape="id46" draw:start-glue-point="1" draw:end-shape="id47" draw:end-glue-point="2" svg:d="M5328 15258c1282 0 1922-452 1922-1357" svg:viewBox="0 0 1923 1358">
          <text:p/>
        </draw:connector>
        <draw:frame draw:style-name="gr10" draw:text-style-name="P5" xml:id="id48" draw:id="id48" draw:layer="layout" svg:width="2.667cm" svg:height="0.725cm" svg:x="3.175cm" svg:y="11.213cm">
          <draw:text-box>
            <text:p>ThirdIndex</text:p>
          </draw:text-box>
        </draw:frame>
        <draw:connector draw:style-name="gr8" draw:text-style-name="P6" draw:layer="layout" draw:type="curve" svg:x1="5.842cm" svg:y1="11.575cm" svg:x2="11.25cm" svg:y2="13cm" draw:start-shape="id48" draw:start-glue-point="1" draw:end-shape="id49" draw:end-glue-point="0" svg:d="M5842 11575c3606 0 5408 475 5408 1425" svg:viewBox="0 0 5409 1426">
          <text:p/>
        </draw:connector>
        <draw:frame draw:style-name="gr10" draw:text-style-name="P5" xml:id="id50" draw:id="id50" draw:layer="layout" svg:width="2.771cm" svg:height="0.725cm" svg:x="14.732cm" svg:y="12.065cm">
          <draw:text-box>
            <text:p>FourthIndex</text:p>
          </draw:text-box>
        </draw:frame>
        <draw:connector draw:style-name="gr8" draw:text-style-name="P6" draw:layer="layout" draw:type="curve" svg:x1="14.732cm" svg:y1="12.427cm" svg:x2="13.25cm" svg:y2="13cm" draw:start-shape="id50" draw:start-glue-point="3" draw:end-shape="id51" draw:end-glue-point="0" svg:d="M14732 12427c-988 0-1482 191-1482 573" svg:viewBox="0 0 1483 5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5f_0" draw:display-name="Gradient_0" draw:style="linear" draw:start-color="#ffffff" draw:end-color="#f0f0f0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09T23:01:31.709457302</dc:date>
    <meta:creation-date>2016-10-07T12:34:00Z</meta:creation-date>
    <meta:generator>LibreOffice/5.1.4.2$Linux_X86_64 LibreOffice_project/10m0$Build-2</meta:generator>
    <meta:editing-duration>PT29M10S</meta:editing-duration>
    <meta:editing-cycles>2</meta:editing-cycles>
    <meta:document-statistic meta:object-count="562"/>
  </office:meta>
</office:document-meta>
</file>